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fa7" officeooo:paragraph-rsid="001e8fa7"/>
    </style:style>
    <style:style style:name="P2" style:family="paragraph" style:parent-style-name="Standard">
      <style:text-properties officeooo:rsid="001f85ce" officeooo:paragraph-rsid="001f85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init.</text:p>
      <text:p text:style-name="P2">feature finish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4:55:12.002237997</meta:creation-date>
    <dc:date>2017-01-20T15:30:44.684292016</dc:date>
    <meta:editing-duration>PT1M4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6" meta:character-count="30" meta:non-whitespace-character-count="26"/>
  </office:meta>
</office:document-meta>
</file>